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" style:font-family-generic="swiss"/>
    <style:font-face style:name="cmex10" svg:font-family="cmex10" style:font-pitch="variable"/>
    <style:font-face style:name="cmmi10" svg:font-family="cmmi10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Ethiopic" svg:font-family="'Droid Sans Ethiopic'" style:font-family-generic="swiss" style:font-pitch="variable"/>
    <style:font-face style:name="FreeSans" svg:font-family="FreeSans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800000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headline">
      <style:graphic-properties draw:auto-grow-height="true" draw:auto-grow-width="false" fo:min-height="8.754cm" fo:min-width="0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dfdfd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4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" fo:font-size="200pt" fo:font-weight="bold" style:font-size-asian="200pt" style:font-weight-asian="bold" style:font-size-complex="200pt" style:font-weight-complex="bold"/>
    </style:style>
    <style:style style:name="P3" style:family="paragraph">
      <style:paragraph-properties fo:text-align="center"/>
      <style:text-properties style:font-name="Droid Sans" fo:font-weight="bold" style:font-weight-asian="bold" style:font-weight-complex="bold"/>
    </style:style>
    <style:style style:name="P4" style:family="paragraph">
      <style:paragraph-properties fo:line-height="100%" fo:text-align="center"/>
      <style:text-properties fo:color="#ffffff" style:font-name="Droid Sans" fo:font-size="28pt" style:font-size-asian="28pt" style:font-size-complex="28pt"/>
    </style:style>
    <style:style style:name="P5" style:family="paragraph">
      <style:paragraph-properties fo:text-align="center"/>
      <style:text-properties fo:color="#ffffff" style:font-name="Droid Sans" fo:font-size="28pt" style:font-size-asian="28pt" style:font-size-complex="28pt"/>
    </style:style>
    <style:style style:name="P6" style:family="paragraph">
      <style:paragraph-properties fo:text-align="center"/>
      <style:text-properties fo:color="#ffffff" style:font-name="Droid Sans"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text-align="justify"/>
      <style:text-properties style:font-name="Droid Sans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paragraph-properties fo:text-align="justify"/>
    </style:style>
    <style:style style:name="T1" style:family="text">
      <style:text-properties style:font-name="Droid Sans" fo:font-size="200pt" fo:font-weight="bold" style:font-size-asian="200pt" style:font-weight-asian="bold" style:font-size-complex="200pt" style:font-weight-complex="bold"/>
    </style:style>
    <style:style style:name="T2" style:family="text">
      <style:text-properties style:font-name="Droid Sans" fo:font-weight="bold" style:font-weight-asian="bold" style:font-weight-complex="bold"/>
    </style:style>
    <style:style style:name="T3" style:family="text">
      <style:text-properties fo:color="#ffffff" style:font-name="Droid Sans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Droid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15cm" svg:x="14.968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cm" svg:height="15cm" svg:x="2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0cm" svg:height="9.004cm" svg:x="1cm" svg:y="0.996cm">
          <draw:text-box>
            <text:p text:style-name="P2"><text:span text:style-name="T1">OLANdroid</text:span></text:p>
          </draw:text-box>
        </draw:frame>
        <draw:custom-shape draw:style-name="gr4" draw:text-style-name="P1" draw:layer="layout" svg:width="12cm" svg:height="12cm" svg:x="2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2cm" svg:height="15cm" svg:x="28cm" svg:y="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15cm" svg:x="28cm" svg:y="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15cm" svg:x="15cm" svg:y="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15cm" svg:x="15cm" svg:y="41.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8cm" svg:height="1cm" svg:x="2cm" svg:y="9cm">
          <draw:text-box>
            <text:p text:style-name="P3"><text:span text:style-name="T2">Gideon MW Jones</text:span></text:p>
          </draw:text-box>
        </draw:frame>
        <draw:frame draw:style-name="gr5" draw:text-style-name="P3" draw:layer="layout" svg:width="18.943cm" svg:height="1cm" svg:x="21cm" svg:y="9cm">
          <draw:text-box>
            <text:p text:style-name="P3"><text:span text:style-name="T2">Computer science department Aberystwyth University</text:span></text:p>
          </draw:text-box>
        </draw:frame>
        <draw:frame draw:style-name="gr6" draw:text-style-name="P6" draw:layer="layout" svg:width="12cm" svg:height="2.555cm" svg:x="2cm" svg:y="11cm">
          <draw:text-box>
            <text:p text:style-name="P4"><text:span text:style-name="T3">Project aim</text:span></text:p>
            <text:p text:style-name="P5"><text:span text:style-name="T3"><text:s text:c="45"/></text:span></text:p>
          </draw:text-box>
        </draw:frame>
        <draw:frame draw:style-name="gr7" draw:text-style-name="P7" draw:layer="layout" svg:width="11.237cm" svg:height="11.262cm" svg:x="2.363cm" svg:y="12.838cm">
          <draw:text-box>
            <text:p text:style-name="P7"><text:span text:style-name="T4">This project aims to provide a tool for the visual, 3D modelling of the acrobatic flight of planes. These aerobatics can be broken down into a series of simple manoeuvres, for example: a loop-the-loop. Manoeuvres can be represented with either diagrams (the Aresti system) or letters (OLAN – One Letter Aerobatic Notation). The response to this problem comes in the format of an Android application, giving the user a portable way to see </text:span></text:p>
          </draw:text-box>
        </draw:frame>
        <draw:custom-shape draw:style-name="gr2" draw:text-style-name="P1" draw:layer="layout" svg:width="12cm" svg:height="23.113cm" svg:x="2cm" svg:y="26.9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cm" svg:height="16.4cm" svg:x="2cm" svg:y="2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1.996cm" svg:height="2.555cm" svg:x="2.004cm" svg:y="27.004cm">
          <draw:text-box>
            <text:p text:style-name="P8"><text:span text:style-name="T3">Current progress</text:span></text:p>
            <text:p text:style-name="P8"><text:span text:style-name="T3"><text:s text:c="45"/></text:span></text:p>
          </draw:text-box>
        </draw:frame>
        <draw:frame draw:style-name="gr9" draw:text-style-name="P7" draw:layer="layout" svg:width="11.4cm" svg:height="15.896cm" svg:x="2.3cm" svg:y="28.904cm">
          <draw:text-box>
            <text:p text:style-name="P9"><text:span text:style-name="T4">This project has been under development for about two and a half months. The primary goal of interpreting a flight description and rendering a 3D model of the flight has been completed. OLAN flights can read, including the various modifiers available to manoeuvres, <text:s/>and flights can be built and modelled in fairly abstract way (consisting of a 'flying wing'). They can animated and stepped through to see them in motion, and explored in the 3D space with movement around the environment. The application has a built-in manoeuvre catalogue for making building flights simple for beginners, support for the saving and loading flights, multiple visual styles (animation styles and </text:span><text:span text:style-name="T4">colour themes) and different control schem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" svg:font-family="OpenSans" style:font-family-generic="swiss"/>
    <style:font-face style:name="cmex10" svg:font-family="cmex10" style:font-pitch="variable"/>
    <style:font-face style:name="cmmi10" svg:font-family="cmmi10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Ethiopic" svg:font-family="'Droid Sans Ethiopic'" style:font-family-generic="swiss" style:font-pitch="variable"/>
    <style:font-face style:name="FreeSans" svg:font-family="FreeSans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deon </meta:initial-creator>
    <meta:creation-date>2015-04-07T16:21:41.390286911</meta:creation-date>
    <dc:date>2015-04-07T17:48:29.152301504</dc:date>
    <dc:creator>Gideon </dc:creator>
    <meta:editing-duration>PT1H25M2S</meta:editing-duration>
    <meta:editing-cycles>3</meta:editing-cycles>
    <meta:generator>LibreOffice/4.2.7.2$Linux_X86_64 LibreOffice_project/420m0$Build-2</meta:generator>
    <meta:document-statistic meta:object-count="16"/>
  </office:meta>
</office:document-meta>
</file>